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C0000000800298EAD206A7C4CA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65cm" svg:x="1.008cm" svg:y="8.505cm">
          <draw:image xlink:href="Pictures/1000000000000C0000000800298EAD206A7C4CA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32:15.086195650</meta:creation-date>
    <dc:date>2018-02-09T16:32:31.312409014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